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2116210" style:family="table" style:master-page-name="ta-mp-0x2116210">
      <style:table-properties table:display="true" style:writing-mode="lr-tb"/>
    </style:style>
    <style:style style:name="ta-0x2116400" style:family="table" style:master-page-name="ta-mp-0x2116400">
      <style:table-properties table:display="true" style:writing-mode="lr-tb"/>
    </style:style>
    <style:style style:name="ta-0x21165f0" style:family="table" style:master-page-name="ta-mp-0x21165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10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x22457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24534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2455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2454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2452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2463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2456a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2458e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245f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2461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218.24pt" style:use-optimal-column-width="true"/>
    </style:style>
    <style:style style:name="ACOL-2" style:family="table-column">
      <style:table-column-properties style:column-width="136.09pt" style:use-optimal-column-width="true"/>
    </style:style>
    <style:style style:name="ACOL-3" style:family="table-column">
      <style:table-column-properties style:column-width="226.49pt" style:use-optimal-column-width="true"/>
    </style:style>
    <style:style style:name="ACOL-4" style:family="table-column">
      <style:table-column-properties style:column-width="69.76pt" style:use-optimal-column-width="true"/>
    </style:style>
    <style:style style:name="ACOL-5" style:family="table-column">
      <style:table-column-properties style:column-width="468.73pt" style:use-optimal-column-width="true"/>
    </style:style>
    <style:style style:name="ACOL-6" style:family="table-column"/>
    <style:style style:name="AROW-1" style:family="table-row">
      <style:table-row-properties style:row-height="13.50pt" style:use-optimal-row-height="true"/>
    </style:style>
    <style:style style:name="AROW-2" style:family="table-row"/>
    <style:style style:name="AROW-3" style:family="table-row">
      <style:table-row-properties style:row-height="12.76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211621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0"/>
        <table:table-column table:style-name="ACOL-4"/>
        <table:table-column table:style-name="ACOL-5"/>
        <table:table-column table:style-name="ACOL-0"/>
        <table:table-column table:style-name="ACOL-0" table:number-columns-repeated="249"/>
        <table:table-row table:style-name="AROW-0">
          <table:table-cell table:style-name="ACE-0x2245588" office:value-type="string" office:string-value="manufacturer">
            <text:p>manufacturer</text:p>
          </table:table-cell>
          <table:table-cell table:style-name="ACE-0x2246308" office:value-type="string" office:string-value="part number">
            <text:p>part number</text:p>
          </table:table-cell>
          <table:table-cell table:style-name="ACE-0x2245588" office:value-type="string" office:string-value="description">
            <text:p>description</text:p>
          </table:table-cell>
          <table:table-cell table:style-name="ACE-0x2245588" office:value-type="string" office:string-value="qty">
            <text:p>qty</text:p>
          </table:table-cell>
          <table:table-cell table:style-name="ACE-0x22458e8" office:value-type="string" office:string-value="unit price">
            <text:p>unit price</text:p>
          </table:table-cell>
          <table:table-cell table:style-name="ACE-0x2245588" office:value-type="string" office:string-value="vendor link">
            <text:p>vendor link</text:p>
          </table:table-cell>
          <table:table-cell table:number-columns-repeated="250" table:style-name="ACE-0x2245588"/>
        </table:table-row>
        <table:table-row table:style-name="AROW-1">
          <table:table-cell table:style-name="Gnumeric-default" office:value-type="string" office:string-value="Recom Power">
            <text:p>Recom Power</text:p>
          </table:table-cell>
          <table:table-cell table:style-name="ACE-0x2245468" office:value-type="string" office:string-value="RKZ-0505D">
            <text:p>RKZ-0505D</text:p>
          </table:table-cell>
          <table:table-cell table:style-name="Gnumeric-default" office:value-type="string" office:string-value="5V to +/-5V isolated DC converter">
            <text:p>5V to +/-5V isolated DC converter</text:p>
          </table:table-cell>
          <table:table-cell table:style-name="Gnumeric-default" office:value-type="float" office:value="1">
            <text:p>1</text:p>
          </table:table-cell>
          <table:table-cell table:style-name="ACE-0x2245348" office:value-type="float" office:value="8.72">
            <text:p>8.72</text:p>
          </table:table-cell>
          <table:table-cell table:style-name="Gnumeric-default" office:value-type="string" office:string-value="http://www.digikey.com/product-detail/en/RKZ-0505D/945-1200-ND/2256380">
            <text:p>http://www.digikey.com/product-detail/en/RKZ-0505D/945-1200-ND/2256380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Molex Inc.">
            <text:p>Molex Inc.</text:p>
          </table:table-cell>
          <table:table-cell table:style-name="ACE-0x2245468" office:value-type="float" office:value="670688000">
            <text:p>670688000</text:p>
          </table:table-cell>
          <table:table-cell table:style-name="Gnumeric-default" office:value-type="string" office:string-value="USB B connector">
            <text:p>USB B connector</text:p>
          </table:table-cell>
          <table:table-cell table:style-name="Gnumeric-default" office:value-type="float" office:value="1">
            <text:p>1</text:p>
          </table:table-cell>
          <table:table-cell table:style-name="ACE-0x2245348" office:value-type="float" office:value="1.36">
            <text:p>1.36</text:p>
          </table:table-cell>
          <table:table-cell table:style-name="Gnumeric-default" office:value-type="string" office:string-value="http://www.digikey.com/product-detail/en/0670688000/WM17113-ND/773801">
            <text:p>http://www.digikey.com/product-detail/en/0670688000/WM17113-ND/773801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CUI Inc.">
            <text:p>CUI Inc.</text:p>
          </table:table-cell>
          <table:table-cell table:style-name="ACE-0x2245468" office:value-type="string" office:string-value="PJ-002A">
            <text:p>PJ-002A</text:p>
          </table:table-cell>
          <table:table-cell table:style-name="Gnumeric-default" office:value-type="string" office:string-value="barrel power jack">
            <text:p>barrel power jack</text:p>
          </table:table-cell>
          <table:table-cell table:style-name="Gnumeric-default" office:value-type="float" office:value="1">
            <text:p>1</text:p>
          </table:table-cell>
          <table:table-cell table:style-name="ACE-0x2245348" office:value-type="float" office:value="0.93">
            <text:p>0.93</text:p>
          </table:table-cell>
          <table:table-cell table:style-name="Gnumeric-default" office:value-type="string" office:string-value="http://www.digikey.com/product-detail/en/PJ-002A/CP-002A-ND/96962">
            <text:p>http://www.digikey.com/product-detail/en/PJ-002A/CP-002A-ND/96962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Panasonic Electronic Components">
            <text:p>Panasonic Electronic Components</text:p>
          </table:table-cell>
          <table:table-cell table:style-name="ACE-0x2245468" office:value-type="string" office:string-value="ERJ-6GEYJ101V">
            <text:p>ERJ-6GEYJ101V</text:p>
          </table:table-cell>
          <table:table-cell table:style-name="Gnumeric-default" office:value-type="string" office:string-value="100 Ohm resistor">
            <text:p>100 Ohm resistor</text:p>
          </table:table-cell>
          <table:table-cell table:style-name="Gnumeric-default" office:value-type="float" office:value="16">
            <text:p>16</text:p>
          </table:table-cell>
          <table:table-cell table:style-name="ACE-0x2245348" office:value-type="float" office:value="0.1">
            <text:p>0.10</text:p>
          </table:table-cell>
          <table:table-cell table:style-name="Gnumeric-default" office:value-type="string" office:string-value="http://www.digikey.com/product-detail/en/ERJ-6GEYJ101V/P100ACT-ND/21875">
            <text:p>http://www.digikey.com/product-detail/en/ERJ-6GEYJ101V/P100ACT-ND/21875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Panasonic Electronic Components">
            <text:p>Panasonic Electronic Components</text:p>
          </table:table-cell>
          <table:table-cell table:style-name="ACE-0x2245468" office:value-type="string" office:string-value="ERJ-6GEYJ102V">
            <text:p>ERJ-6GEYJ102V</text:p>
          </table:table-cell>
          <table:table-cell table:style-name="Gnumeric-default" office:value-type="string" office:string-value="1k Ohm resistor">
            <text:p>1k Ohm resistor</text:p>
          </table:table-cell>
          <table:table-cell table:style-name="Gnumeric-default" office:value-type="float" office:value="1">
            <text:p>1</text:p>
          </table:table-cell>
          <table:table-cell table:style-name="ACE-0x2245348" office:value-type="float" office:value="0.1">
            <text:p>0.10</text:p>
          </table:table-cell>
          <table:table-cell table:style-name="Gnumeric-default" office:value-type="string" office:string-value="http://www.digikey.com/product-detail/en/ERJ-6GEYJ102V/P1.0KACT-ND/42833">
            <text:p>http://www.digikey.com/product-detail/en/ERJ-6GEYJ102V/P1.0KACT-ND/42833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Kemet">
            <text:p>Kemet</text:p>
          </table:table-cell>
          <table:table-cell table:style-name="ACE-0x2245468" office:value-type="string" office:string-value="C0805C104K5RACTU">
            <text:p>C0805C104K5RACTU</text:p>
          </table:table-cell>
          <table:table-cell table:style-name="Gnumeric-default" office:value-type="string" office:string-value="0.1uF ceramic capacitor">
            <text:p>0.1uF ceramic capacitor</text:p>
          </table:table-cell>
          <table:table-cell table:style-name="Gnumeric-default" office:value-type="float" office:value="3">
            <text:p>3</text:p>
          </table:table-cell>
          <table:table-cell table:style-name="ACE-0x2245348" office:value-type="float" office:value="0.1">
            <text:p>0.10</text:p>
          </table:table-cell>
          <table:table-cell table:style-name="Gnumeric-default" office:value-type="string" office:string-value="http://www.digikey.com/product-detail/en/C0805C104K5RACTU/399-1170-1-ND/411445">
            <text:p>http://www.digikey.com/product-detail/en/C0805C104K5RACTU/399-1170-1-ND/411445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Stewart Connector">
            <text:p>Stewart Connector</text:p>
          </table:table-cell>
          <table:table-cell table:style-name="ACE-0x2245468" office:value-type="string" office:string-value="SS-666604-NF">
            <text:p>SS-666604-NF</text:p>
          </table:table-cell>
          <table:table-cell table:style-name="Gnumeric-default" office:value-type="string" office:string-value="4-position 6p6c modular jack">
            <text:p>4-position 6p6c modular jack</text:p>
          </table:table-cell>
          <table:table-cell table:style-name="Gnumeric-default" office:value-type="float" office:value="2">
            <text:p>2</text:p>
          </table:table-cell>
          <table:table-cell table:style-name="ACE-0x2245348" office:value-type="float" office:value="5.15">
            <text:p>5.15</text:p>
          </table:table-cell>
          <table:table-cell table:style-name="Gnumeric-default" office:value-type="string" office:string-value="http://www.digikey.com/product-detail/en/SS-666604-NF/380-1032-ND/388294">
            <text:p>http://www.digikey.com/product-detail/en/SS-666604-NF/380-1032-ND/388294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TE Connectivity">
            <text:p>TE Connectivity</text:p>
          </table:table-cell>
          <table:table-cell table:style-name="ACE-0x2245468" office:value-type="string" office:string-value="5-554710-3">
            <text:p>5-554710-3</text:p>
          </table:table-cell>
          <table:table-cell table:style-name="Gnumeric-default" office:value-type="string" office:string-value="6p6c modular plug">
            <text:p>6p6c modular plug</text:p>
          </table:table-cell>
          <table:table-cell table:style-name="Gnumeric-default" office:value-type="float" office:value="8">
            <text:p>8</text:p>
          </table:table-cell>
          <table:table-cell table:style-name="ACE-0x2245348" office:value-type="float" office:value="0.44">
            <text:p>0.44</text:p>
          </table:table-cell>
          <table:table-cell table:style-name="Gnumeric-default" office:value-type="string" office:string-value="http://www.digikey.com/product-detail/en/5-554710-3/A9117-ND/255872">
            <text:p>http://www.digikey.com/product-detail/en/5-554710-3/A9117-ND/255872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Assmann WSW Components">
            <text:p>Assmann WSW Components</text:p>
          </table:table-cell>
          <table:table-cell table:style-name="ACE-0x2245468" office:value-type="string" office:string-value="H1CXH-1036G">
            <text:p>H1CXH-1036G</text:p>
          </table:table-cell>
          <table:table-cell table:style-name="Gnumeric-default" office:value-type="string" office:string-value="2x5 header plug to flat cable assembly">
            <text:p>2x5 header plug to flat cable assembly</text:p>
          </table:table-cell>
          <table:table-cell table:style-name="Gnumeric-default" office:value-type="float" office:value="1">
            <text:p>1</text:p>
          </table:table-cell>
          <table:table-cell table:style-name="ACE-0x2245348" office:value-type="float" office:value="1.31">
            <text:p>1.31</text:p>
          </table:table-cell>
          <table:table-cell table:style-name="Gnumeric-default" office:value-type="string" office:string-value="http://www.digikey.com/product-detail/en/H1CXH-1036G/H1CXH-1036G-ND/999148">
            <text:p>http://www.digikey.com/product-detail/en/H1CXH-1036G/H1CXH-1036G-ND/999148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Sullins Connector Solutions">
            <text:p>Sullins Connector Solutions</text:p>
          </table:table-cell>
          <table:table-cell table:style-name="ACE-0x2245468" office:value-type="string" office:string-value="SBH11-PBPC-D05-RA-BK">
            <text:p>SBH11-PBPC-D05-RA-BK</text:p>
          </table:table-cell>
          <table:table-cell table:style-name="Gnumeric-default" office:value-type="string" office:string-value="2x5 right angle shrouded header">
            <text:p>2x5 right angle shrouded header</text:p>
          </table:table-cell>
          <table:table-cell table:style-name="Gnumeric-default" office:value-type="float" office:value="1">
            <text:p>1</text:p>
          </table:table-cell>
          <table:table-cell table:style-name="ACE-0x2245348" office:value-type="float" office:value="0.83">
            <text:p>0.83</text:p>
          </table:table-cell>
          <table:table-cell table:style-name="Gnumeric-default" office:value-type="string" office:string-value="http://www.digikey.com/product-detail/en/SBH11-PBPC-D05-RA-BK/S9177-ND/1990070">
            <text:p>http://www.digikey.com/product-detail/en/SBH11-PBPC-D05-RA-BK/S9177-ND/1990070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TE Connectivity">
            <text:p>TE Connectivity</text:p>
          </table:table-cell>
          <table:table-cell table:style-name="ACE-0x2245468" office:value-type="string" office:string-value="640389-3">
            <text:p>640389-3</text:p>
          </table:table-cell>
          <table:table-cell table:style-name="Gnumeric-default" office:value-type="string" office:string-value="3x1 large header pins">
            <text:p>3x1 large header pins</text:p>
          </table:table-cell>
          <table:table-cell table:style-name="Gnumeric-default" office:value-type="float" office:value="1">
            <text:p>1</text:p>
          </table:table-cell>
          <table:table-cell table:style-name="ACE-0x2245348" office:value-type="float" office:value="0.57">
            <text:p>0.57</text:p>
          </table:table-cell>
          <table:table-cell table:style-name="Gnumeric-default" office:value-type="string" office:string-value="http://www.digikey.com/product-detail/en/640389-3/A19920-ND/259207">
            <text:p>http://www.digikey.com/product-detail/en/640389-3/A19920-ND/259207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Ligitek">
            <text:p>Ligitek</text:p>
          </table:table-cell>
          <table:table-cell table:style-name="ACE-0x2245468" office:value-type="string" office:string-value="LA93B/G-1">
            <text:p>LA93B/G-1</text:p>
          </table:table-cell>
          <table:table-cell table:style-name="Gnumeric-default" office:value-type="string" office:string-value="green right angle LED in housing">
            <text:p>green right angle LED in housing</text:p>
          </table:table-cell>
          <table:table-cell table:style-name="Gnumeric-default" office:value-type="float" office:value="1">
            <text:p>1</text:p>
          </table:table-cell>
          <table:table-cell table:style-name="ACE-0x2245348" office:value-type="float" office:value="0.17">
            <text:p>0.17</text:p>
          </table:table-cell>
          <table:table-cell table:style-name="Gnumeric-default" office:value-type="string" office:string-value="http://www.jameco.com/webapp/wcs/stores/servlet/Product_10001_10001_104256_-1">
            <text:p>http://www.jameco.com/webapp/wcs/stores/servlet/Product_10001_10001_104256_-1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/>
          <table:table-cell table:style-name="ACE-0x2245468"/>
          <table:table-cell table:style-name="Gnumeric-default"/>
          <table:table-cell table:style-name="ACE-0x22457c8" office:value-type="string" office:string-value="total">
            <text:p>total</text:p>
          </table:table-cell>
          <table:table-cell table:style-name="ACE-0x22456a8" table:formula="of:=SUMPRODUCT([.D2:.D13];[.E2:.E13])" office:value-type="float" office:value="29.71">
            <text:p>29.71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style-name="ACE-0x2245468"/>
          <table:table-cell table:number-columns-repeated="2" table:style-name="Gnumeric-default"/>
          <table:table-cell table:style-name="ACE-0x2245348"/>
          <table:table-cell table:number-columns-repeated="59" table:style-name="Gnumeric-default"/>
          <table:table-cell table:number-columns-repeated="192" table:style-name="Gnumeric-default"/>
        </table:table-row>
        <table:table-row table:style-name="AROW-0" table:number-rows-repeated="241">
          <table:table-cell table:style-name="Gnumeric-default"/>
          <table:table-cell table:style-name="ACE-0x2245468"/>
          <table:table-cell table:number-columns-repeated="2" table:style-name="Gnumeric-default"/>
          <table:table-cell table:style-name="ACE-0x2245348"/>
          <table:table-cell table:number-columns-repeated="59" table:style-name="Gnumeric-default"/>
          <table:table-cell table:number-columns-repeated="192" table:style-name="Gnumeric-default"/>
        </table:table-row>
        <table:table-row table:style-name="AROW-0">
          <table:table-cell table:style-name="Gnumeric-default"/>
          <table:table-cell table:style-name="ACE-0x2245468"/>
          <table:table-cell table:number-columns-repeated="2" table:style-name="Gnumeric-default"/>
          <table:table-cell table:style-name="ACE-0x2245348"/>
          <table:table-cell table:number-columns-repeated="59" table:style-name="Gnumeric-default"/>
          <table:table-cell table:number-columns-repeated="192" table:style-name="Gnumeric-default"/>
        </table:table-row>
        <table:table-row table:style-name="AROW-0" table:number-rows-repeated="65273">
          <table:table-cell table:style-name="Gnumeric-default"/>
          <table:table-cell table:style-name="ACE-0x2245468"/>
          <table:table-cell table:number-columns-repeated="2" table:style-name="Gnumeric-default"/>
          <table:table-cell table:style-name="ACE-0x2245348"/>
          <table:table-cell table:number-columns-repeated="59" table:style-name="Gnumeric-default"/>
          <table:table-cell table:number-columns-repeated="192" table:style-name="Gnumeric-default"/>
        </table:table-row>
        <table:table-row table:style-name="AROW-0">
          <table:table-cell table:style-name="Gnumeric-default"/>
          <table:table-cell table:style-name="Gnumeric-default"/>
          <table:table-cell table:number-columns-repeated="2" table:style-name="Gnumeric-default"/>
          <table:table-cell table:style-name="Gnumeric-default"/>
          <table:table-cell table:number-columns-repeated="59" table:style-name="Gnumeric-default"/>
          <table:table-cell table:number-columns-repeated="192" table:style-name="Gnumeric-default"/>
        </table:table-row>
        <table:table-row table:style-name="AROW-0" table:number-rows-repeated="5">
          <table:table-cell table:style-name="Gnumeric-default"/>
          <table:table-cell table:style-name="Gnumeric-default"/>
          <table:table-cell table:number-columns-repeated="2" table:style-name="Gnumeric-default"/>
          <table:table-cell table:style-name="Gnumeric-default"/>
          <table:table-cell table:number-columns-repeated="59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983039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table table:name="Sheet2" table:style-name="ta-0x2116400" table:print="true">
        <office:forms form:automatic-focus="false" form:apply-design-mode="false">
          <form:form/>
        </office:forms>
        <table:table-column table:default-cell-style-name="ACE-0x2245fa8" table:style-name="ACOL-0"/>
        <table:table-column table:default-cell-style-name="ACE-0x2245fa8" table:style-name="ACOL-0" table:number-columns-repeated="255"/>
        <table:table-row table:style-name="AROW-3">
          <table:table-cell table:number-columns-repeated="256" table:style-name="ACE-0x2245fa8"/>
        </table:table-row>
        <table:table-row table:style-name="AROW-3">
          <table:table-cell table:number-columns-repeated="256" table:style-name="ACE-0x2245fa8"/>
        </table:table-row>
        <table:table-row table:style-name="AROW-3" table:number-rows-repeated="65534">
          <table:table-cell table:number-columns-repeated="256" table:style-name="ACE-0x2245fa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21165f0" table:print="true">
        <office:forms form:automatic-focus="false" form:apply-design-mode="false">
          <form:form/>
        </office:forms>
        <table:table-column table:default-cell-style-name="ACE-0x22461e8" table:style-name="ACOL-0"/>
        <table:table-column table:default-cell-style-name="ACE-0x22461e8" table:style-name="ACOL-0" table:number-columns-repeated="255"/>
        <table:table-row table:style-name="AROW-3">
          <table:table-cell table:number-columns-repeated="256" table:style-name="ACE-0x22461e8"/>
        </table:table-row>
        <table:table-row table:style-name="AROW-3">
          <table:table-cell table:number-columns-repeated="256" table:style-name="ACE-0x22461e8"/>
        </table:table-row>
        <table:table-row table:style-name="AROW-3" table:number-rows-repeated="65534">
          <table:table-cell table:number-columns-repeated="256" table:style-name="ACE-0x22461e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number-style style:name="ND.0">
      <number:number number:decimal-places="2" number:display-factor="1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10pt" style:use-optimal-row-height="true"/>
    </style:default-style>
  </office:styles>
  <office:automatic-styles>
    <style:page-layout style:name="pl-0x224c88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 annotations_at_end"/>
      <style:header-style>
        <style:header-footer-properties fo:border="none" style:shadow="none" fo:padding="0.00pt" fo:margin="0.00pt" fo:min-height="47.99pt" svg:height="47.99pt" style:dynamic-spacing="true"/>
      </style:header-style>
      <style:footer-style>
        <style:header-footer-properties fo:border="none" style:shadow="none" fo:padding="0.00pt" fo:margin="0.00pt" fo:min-height="47.99pt" svg:height="47.99pt" style:dynamic-spacing="true"/>
      </style:footer-style>
    </style:page-layout>
    <style:page-layout style:name="pl-0x22a732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 annotations_at_end"/>
      <style:header-style>
        <style:header-footer-properties fo:border="none" style:shadow="none" fo:padding="0.00pt" fo:margin="0.00pt" fo:min-height="47.99pt" svg:height="47.99pt" style:dynamic-spacing="true"/>
      </style:header-style>
      <style:footer-style>
        <style:header-footer-properties fo:border="none" style:shadow="none" fo:padding="0.00pt" fo:margin="0.00pt" fo:min-height="47.99pt" svg:height="47.99pt" style:dynamic-spacing="true"/>
      </style:footer-style>
    </style:page-layout>
    <style:page-layout style:name="pl-0x227662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 annotations_at_end"/>
      <style:header-style>
        <style:header-footer-properties fo:border="none" style:shadow="none" fo:padding="0.00pt" fo:margin="0.00pt" fo:min-height="47.99pt" svg:height="47.99pt" style:dynamic-spacing="true"/>
      </style:header-style>
      <style:footer-style>
        <style:header-footer-properties fo:border="none" style:shadow="none" fo:padding="0.00pt" fo:margin="0.00pt" fo:min-height="47.99pt" svg:height="47.99pt" style:dynamic-spacing="true"/>
      </style:footer-style>
    </style:page-layout>
  </office:automatic-styles>
  <office:master-styles>
    <style:master-page style:name="ta-mp-0x2116210" style:display-name="Sheet1" style:page-layout-name="pl-0x224c88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2116400" style:display-name="Sheet2" style:page-layout-name="pl-0x22a73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21165f0" style:display-name="Sheet3" style:page-layout-name="pl-0x22766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4-01-30T20:38:37Z</dc:date>
    <meta:creation-date>2013-09-20T19:02:32Z</meta:creation-date>
    <meta:editing-cycles>1</meta:editing-cycles>
    <meta:editing-duration>P0D</meta:editing-duration>
    <meta:generator>gnumeric/1.10.17</meta:generator>
  </office:meta>
</office:document-meta>
</file>